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b2b2b2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4" style:family="graphic" style:parent-style-name="standard">
      <style:graphic-properties draw:stroke="dash" draw:stroke-dash="stroke-dash18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6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35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7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98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81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55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80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47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45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2.11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26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21" style:family="graphic" style:parent-style-name="standard">
      <style:graphic-properties draw:stroke="none" svg:stroke-width="0.018cm" draw:marker-start-width="0.227cm" draw:marker-end-width="0.227cm" draw:fill="solid" draw:fill-color="#333333"/>
    </style:style>
    <style:style style:name="gr22" style:family="graphic" style:parent-style-name="standard">
      <style:graphic-properties draw:stroke="dash" draw:stroke-dash="stroke-dash1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3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38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34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0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cm" fo:min-width="1.93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5.10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fill-color="#ffffff" fo:min-height="0.24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18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Liberation Serif" fo:font-size="6pt"/>
    </style:style>
    <style:style style:name="P2" style:family="paragraph">
      <loext:graphic-properties draw:fill="solid" draw:fill-color="#b2b2b2"/>
      <style:text-properties style:font-name="Liberation Serif" fo:font-size="6pt"/>
    </style:style>
    <style:style style:name="P3" style:family="paragraph">
      <loext:graphic-properties draw:fill="solid" draw:fill-color="#808080"/>
      <style:text-properties style:font-name="Liberation Serif" fo:font-size="6pt"/>
    </style:style>
    <style:style style:name="P4" style:family="paragraph">
      <loext:graphic-properties draw:fill="none"/>
      <style:text-properties style:font-name="Liberation Serif" fo:font-size="6pt"/>
    </style:style>
    <style:style style:name="P5" style:family="paragraph">
      <loext:graphic-properties draw:fill="solid" draw:fill-color="#000000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5pt" style:font-size-complex="5pt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5pt" style:font-weight-asian="bold" style:font-size-complex="5pt" style:font-weight-complex="bold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5pt" style:font-size-complex="5pt"/>
    </style:style>
    <style:style style:name="P10" style:family="paragraph">
      <loext:graphic-properties draw:fill="solid" draw:fill-color="#ffffff"/>
      <style:text-properties style:font-name="Liberation Serif"/>
    </style:style>
    <style:style style:name="P11" style:family="paragraph">
      <loext:graphic-properties draw:fill="solid" draw:fill-color="#b2b2b2"/>
      <style:text-properties style:font-name="Liberation Serif"/>
    </style:style>
    <style:style style:name="P12" style:family="paragraph">
      <loext:graphic-properties draw:fill="solid" draw:fill-color="#333333"/>
      <style:text-properties style:font-name="Liberation Serif"/>
    </style:style>
    <style:style style:name="P13" style:family="paragraph">
      <loext:graphic-properties draw:fill="none"/>
      <style:text-properties style:font-name="Liberation Serif"/>
    </style:style>
    <style:style style:name="P14" style:family="paragraph">
      <loext:graphic-properties draw:fill="solid" draw:fill-color="#000000"/>
      <style:text-properties style:font-name="Liberation Serif"/>
    </style:style>
    <style:style style:name="P15" style:family="paragraph">
      <loext:graphic-properties draw:fill="none"/>
      <style:paragraph-properties fo:text-align="start" style:writing-mode="lr-tb"/>
      <style:text-properties style:font-name="Liberation Serif" fo:font-size="8pt" fo:text-shadow="1pt 1pt" style:font-size-asian="8pt" style:font-size-complex="8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  <style:text-properties style:font-name="Liberation Serif" fo:font-size="8pt" fo:text-shadow="1pt 1pt" style:font-size-asian="8pt" style:font-size-complex="8pt"/>
    </style:style>
    <style:style style:name="P18" style:family="paragraph">
      <loext:graphic-properties draw:fill="none"/>
      <style:paragraph-properties fo:text-align="start"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none" draw:fill-color="#ffffff"/>
      <style:text-properties style:font-name="Liberation Serif"/>
    </style:style>
    <style:style style:name="P20" style:family="paragraph">
      <loext:graphic-properties draw:fill="none"/>
      <style:paragraph-properties fo:text-align="start" style:writing-mode="lr-tb"/>
      <style:text-properties style:font-name="Liberation Serif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" style:family="text">
      <style:text-properties fo:color="#000000" style:font-name="Liberation Serif" fo:font-size="6pt" style:font-size-asian="5pt" style:font-name-complex="DejaVuSans1" style:font-size-complex="5pt"/>
    </style:style>
    <style:style style:name="T2" style:family="text">
      <style:text-properties fo:color="#000000" style:font-name="Liberation Serif" fo:font-size="6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color="#000000" style:font-name="Liberation Serif" fo:font-size="6pt" fo:font-weight="bold" style:font-size-asian="5pt" style:font-name-complex="DejaVuSans1" style:font-size-complex="5pt"/>
    </style:style>
    <style:style style:name="T4" style:family="text">
      <style:text-properties fo:color="#000000" style:font-name="Liberation Serif" fo:font-size="8pt" fo:text-shadow="1pt 1pt" style:font-size-asian="8pt" style:font-name-complex="DejaVuSans1" style:font-size-complex="8pt"/>
    </style:style>
    <style:style style:name="T5" style:family="text">
      <style:text-properties fo:color="#000000" style:font-name="Liberation Serif" fo:font-size="8pt" fo:font-weight="bold" style:font-size-asian="8pt" style:font-weight-asian="bold" style:font-name-complex="DejaVuSans1" style:font-size-complex="8pt" style:font-weight-complex="bold"/>
    </style:style>
    <style:style style:name="T6" style:family="text">
      <style:text-properties fo:color="#000000" style:font-name="Liberation Serif" fo:font-size="6pt" fo:font-style="normal" fo:font-weight="normal" style:font-size-asian="6pt" style:font-style-asian="normal" style:font-weight-asian="normal" style:font-name-complex="DejaVuSans1" style:font-size-complex="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37cm" svg:height="4.728cm" svg:x="2.357cm" svg:y="1.143cm" svg:viewBox="0 0 2938 4729" draw:points="0,4729 2938,4729 2938,0 0,0">
          <text:p/>
        </draw:polygon>
        <draw:polygon draw:style-name="gr2" draw:text-style-name="P2" draw:layer="layout" svg:width="2.937cm" svg:height="0.249cm" svg:x="2.357cm" svg:y="5.407cm" svg:viewBox="0 0 2938 250" draw:points="0,250 2938,250 2938,0 0,0">
          <text:p/>
        </draw:polygon>
        <draw:polygon draw:style-name="gr3" draw:text-style-name="P3" draw:layer="layout" svg:width="0.026cm" svg:height="0.249cm" svg:x="2.357cm" svg:y="5.096cm" svg:viewBox="0 0 27 250" draw:points="0,250 27,250 27,0 0,0">
          <text:p/>
        </draw:polygon>
        <draw:polygon draw:style-name="gr3" draw:text-style-name="P3" draw:layer="layout" svg:width="0.219cm" svg:height="0.249cm" svg:x="2.384cm" svg:y="4.784cm" svg:viewBox="0 0 220 250" draw:points="0,250 220,250 220,0 0,0">
          <text:p/>
        </draw:polygon>
        <draw:polygon draw:style-name="gr2" draw:text-style-name="P2" draw:layer="layout" svg:width="0.055cm" svg:height="0.249cm" svg:x="2.603cm" svg:y="4.473cm" svg:viewBox="0 0 56 250" draw:points="0,250 56,250 56,0 0,0">
          <text:p/>
        </draw:polygon>
        <draw:polygon draw:style-name="gr3" draw:text-style-name="P3" draw:layer="layout" svg:width="0.135cm" svg:height="0.249cm" svg:x="2.659cm" svg:y="4.161cm" svg:viewBox="0 0 136 250" draw:points="0,250 136,250 136,0 0,0">
          <text:p/>
        </draw:polygon>
        <draw:polygon draw:style-name="gr3" draw:text-style-name="P3" draw:layer="layout" svg:width="0.853cm" svg:height="0.249cm" svg:x="2.796cm" svg:y="3.85cm" svg:viewBox="0 0 854 250" draw:points="0,250 854,250 854,0 0,0">
          <text:p/>
        </draw:polygon>
        <draw:polygon draw:style-name="gr2" draw:text-style-name="P2" draw:layer="layout" svg:width="0.013cm" svg:height="0.249cm" svg:x="3.65cm" svg:y="3.538cm" svg:viewBox="0 0 14 250" draw:points="0,250 14,250 14,0 0,0">
          <text:p/>
        </draw:polygon>
        <draw:polygon draw:style-name="gr2" draw:text-style-name="P2" draw:layer="layout" svg:width="0.004cm" svg:height="0.249cm" svg:x="3.664cm" svg:y="3.227cm" svg:viewBox="0 0 5 250" draw:points="0,250 5,250 5,0 0,0">
          <text:p/>
        </draw:polygon>
        <draw:polygon draw:style-name="gr2" draw:text-style-name="P2" draw:layer="layout" svg:width="0.004cm" svg:height="0.249cm" svg:x="3.669cm" svg:y="2.915cm" svg:viewBox="0 0 5 250" draw:points="0,250 5,250 5,0 0,0">
          <text:p/>
        </draw:polygon>
        <draw:polygon draw:style-name="gr3" draw:text-style-name="P3" draw:layer="layout" svg:width="1.614cm" svg:height="0.249cm" svg:x="3.674cm" svg:y="2.604cm" svg:viewBox="0 0 1615 250" draw:points="0,250 1615,250 1615,0 0,0">
          <text:p/>
        </draw:polygon>
        <draw:polygon draw:style-name="gr2" draw:text-style-name="P2" draw:layer="layout" svg:width="0.003cm" svg:height="0.249cm" svg:x="5.289cm" svg:y="2.292cm" svg:viewBox="0 0 4 250" draw:points="0,250 4,250 4,0 0,0">
          <text:p/>
        </draw:polygon>
        <draw:polygon draw:style-name="gr2" draw:text-style-name="P2" draw:layer="layout" svg:width="0cm" svg:height="0.249cm" svg:x="5.293cm" svg:y="1.981cm" svg:viewBox="0 0 0 250" draw:points="0,250 0,250 0,0 0,0">
          <text:p/>
        </draw:polygon>
        <draw:polygon draw:style-name="gr2" draw:text-style-name="P2" draw:layer="layout" svg:width="0.001cm" svg:height="0.249cm" svg:x="5.293cm" svg:y="1.669cm" svg:viewBox="0 0 2 250" draw:points="0,250 2,250 2,0 0,0">
          <text:p/>
        </draw:polygon>
        <draw:polygon draw:style-name="gr2" draw:text-style-name="P2" draw:layer="layout" svg:width="0cm" svg:height="0.248cm" svg:x="5.295cm" svg:y="1.358cm" svg:viewBox="0 0 0 249" draw:points="0,249 0,0">
          <text:p/>
        </draw:polygon>
        <draw:line draw:style-name="gr4" draw:text-style-name="P4" draw:layer="layout" svg:x1="2.82cm" svg:y1="5.872cm" svg:x2="2.82cm" svg:y2="1.143cm">
          <text:p/>
        </draw:line>
        <draw:polygon draw:style-name="gr5" draw:text-style-name="P5" draw:layer="layout" svg:width="0cm" svg:height="0.072cm" svg:x="2.82cm" svg:y="5.872cm" svg:viewBox="0 0 0 73" draw:points="0,0 0,73">
          <text:p/>
        </draw:polygon>
        <draw:line draw:style-name="gr6" draw:text-style-name="P4" draw:layer="layout" svg:x1="2.82cm" svg:y1="5.872cm" svg:x2="2.82cm" svg:y2="5.945cm">
          <text:p/>
        </draw:line>
        <draw:line draw:style-name="gr4" draw:text-style-name="P4" draw:layer="layout" svg:x1="3.284cm" svg:y1="5.872cm" svg:x2="3.284cm" svg:y2="1.143cm">
          <text:p/>
        </draw:line>
        <draw:polygon draw:style-name="gr5" draw:text-style-name="P5" draw:layer="layout" svg:width="0cm" svg:height="0.072cm" svg:x="3.284cm" svg:y="5.872cm" svg:viewBox="0 0 0 73" draw:points="0,0 0,73">
          <text:p/>
        </draw:polygon>
        <draw:line draw:style-name="gr6" draw:text-style-name="P4" draw:layer="layout" svg:x1="3.284cm" svg:y1="5.872cm" svg:x2="3.284cm" svg:y2="5.945cm">
          <text:p/>
        </draw:line>
        <draw:frame draw:style-name="gr7" draw:text-style-name="P7" draw:layer="layout" svg:width="0.358cm" svg:height="0.279cm" svg:x="2.678cm" svg:y="6.002cm">
          <draw:text-box>
            <text:p text:style-name="P6"><text:span text:style-name="T1">0.2</text:span></text:p>
          </draw:text-box>
        </draw:frame>
        <draw:line draw:style-name="gr4" draw:text-style-name="P4" draw:layer="layout" svg:x1="3.747cm" svg:y1="5.872cm" svg:x2="3.747cm" svg:y2="1.143cm">
          <text:p/>
        </draw:line>
        <draw:polygon draw:style-name="gr5" draw:text-style-name="P5" draw:layer="layout" svg:width="0cm" svg:height="0.072cm" svg:x="3.747cm" svg:y="5.872cm" svg:viewBox="0 0 0 73" draw:points="0,0 0,73">
          <text:p/>
        </draw:polygon>
        <draw:line draw:style-name="gr6" draw:text-style-name="P4" draw:layer="layout" svg:x1="3.747cm" svg:y1="5.872cm" svg:x2="3.747cm" svg:y2="5.945cm">
          <text:p/>
        </draw:line>
        <draw:frame draw:style-name="gr7" draw:text-style-name="P7" draw:layer="layout" svg:width="0.358cm" svg:height="0.279cm" svg:x="3.133cm" svg:y="6.002cm">
          <draw:text-box>
            <text:p text:style-name="P6"><text:span text:style-name="T1">0.4</text:span></text:p>
          </draw:text-box>
        </draw:frame>
        <draw:line draw:style-name="gr4" draw:text-style-name="P4" draw:layer="layout" svg:x1="4.21cm" svg:y1="5.872cm" svg:x2="4.21cm" svg:y2="1.143cm">
          <text:p/>
        </draw:line>
        <draw:polygon draw:style-name="gr5" draw:text-style-name="P5" draw:layer="layout" svg:width="0cm" svg:height="0.072cm" svg:x="4.21cm" svg:y="5.872cm" svg:viewBox="0 0 0 73" draw:points="0,0 0,73">
          <text:p/>
        </draw:polygon>
        <draw:line draw:style-name="gr6" draw:text-style-name="P4" draw:layer="layout" svg:x1="4.21cm" svg:y1="5.872cm" svg:x2="4.21cm" svg:y2="5.945cm">
          <text:p/>
        </draw:line>
        <draw:frame draw:style-name="gr7" draw:text-style-name="P7" draw:layer="layout" svg:width="0.358cm" svg:height="0.279cm" svg:x="3.596cm" svg:y="6.002cm">
          <draw:text-box>
            <text:p text:style-name="P6"><text:span text:style-name="T1">0.6</text:span></text:p>
          </draw:text-box>
        </draw:frame>
        <draw:line draw:style-name="gr4" draw:text-style-name="P4" draw:layer="layout" svg:x1="4.674cm" svg:y1="5.872cm" svg:x2="4.674cm" svg:y2="1.143cm">
          <text:p/>
        </draw:line>
        <draw:polygon draw:style-name="gr5" draw:text-style-name="P5" draw:layer="layout" svg:width="0cm" svg:height="0.072cm" svg:x="4.674cm" svg:y="5.872cm" svg:viewBox="0 0 0 73" draw:points="0,0 0,73">
          <text:p/>
        </draw:polygon>
        <draw:line draw:style-name="gr6" draw:text-style-name="P4" draw:layer="layout" svg:x1="4.674cm" svg:y1="5.872cm" svg:x2="4.674cm" svg:y2="5.945cm">
          <text:p/>
        </draw:line>
        <draw:frame draw:style-name="gr7" draw:text-style-name="P7" draw:layer="layout" svg:width="0.358cm" svg:height="0.279cm" svg:x="4.077cm" svg:y="6.002cm">
          <draw:text-box>
            <text:p text:style-name="P6"><text:span text:style-name="T1">0.8</text:span></text:p>
          </draw:text-box>
        </draw:frame>
        <draw:line draw:style-name="gr4" draw:text-style-name="P4" draw:layer="layout" svg:x1="5.137cm" svg:y1="5.872cm" svg:x2="5.137cm" svg:y2="1.143cm">
          <text:p/>
        </draw:line>
        <draw:polygon draw:style-name="gr5" draw:text-style-name="P5" draw:layer="layout" svg:width="0cm" svg:height="0.072cm" svg:x="5.137cm" svg:y="5.872cm" svg:viewBox="0 0 0 73" draw:points="0,0 0,73">
          <text:p/>
        </draw:polygon>
        <draw:line draw:style-name="gr6" draw:text-style-name="P4" draw:layer="layout" svg:x1="5.137cm" svg:y1="5.872cm" svg:x2="5.137cm" svg:y2="5.945cm">
          <text:p/>
        </draw:line>
        <draw:frame draw:style-name="gr8" draw:text-style-name="P7" draw:layer="layout" svg:width="0.476cm" svg:height="0.279cm" svg:x="4.536cm" svg:y="6.002cm">
          <draw:text-box>
            <text:p text:style-name="P6"><text:span text:style-name="T1">1.0</text:span></text:p>
          </draw:text-box>
        </draw:frame>
        <draw:frame draw:style-name="gr8" draw:text-style-name="P7" draw:layer="layout" svg:width="0.476cm" svg:height="0.279cm" svg:x="5cm" svg:y="6.002cm">
          <draw:text-box>
            <text:p text:style-name="P6"><text:span text:style-name="T1">1.2 s</text:span></text:p>
          </draw:text-box>
        </draw:frame>
        <draw:line draw:style-name="gr4" draw:text-style-name="P4" draw:layer="layout" svg:x1="2.357cm" svg:y1="5.532cm" svg:x2="5.294cm" svg:y2="5.532cm">
          <text:p/>
        </draw:line>
        <draw:polygon draw:style-name="gr5" draw:text-style-name="P5" draw:layer="layout" svg:width="0.01cm" svg:height="0cm" svg:x="2.346cm" svg:y="5.532cm" svg:viewBox="0 0 11 0" draw:points="11,0 0,0">
          <text:p/>
        </draw:polygon>
        <draw:line draw:style-name="gr6" draw:text-style-name="P4" draw:layer="layout" svg:x1="2.357cm" svg:y1="5.532cm" svg:x2="2.346cm" svg:y2="5.532cm">
          <text:p/>
        </draw:line>
        <draw:line draw:style-name="gr4" draw:text-style-name="P4" draw:layer="layout" svg:x1="2.357cm" svg:y1="5.22cm" svg:x2="5.294cm" svg:y2="5.22cm">
          <text:p/>
        </draw:line>
        <draw:polygon draw:style-name="gr5" draw:text-style-name="P5" draw:layer="layout" svg:width="0.01cm" svg:height="0cm" svg:x="2.346cm" svg:y="5.22cm" svg:viewBox="0 0 11 0" draw:points="11,0 0,0">
          <text:p/>
        </draw:polygon>
        <draw:line draw:style-name="gr6" draw:text-style-name="P4" draw:layer="layout" svg:x1="2.357cm" svg:y1="5.22cm" svg:x2="2.346cm" svg:y2="5.22cm">
          <text:p/>
        </draw:line>
        <draw:frame draw:style-name="gr9" draw:text-style-name="P7" draw:layer="layout" svg:width="0.988cm" svg:height="0.266cm" svg:x="1.243cm" svg:y="5.39cm">
          <draw:text-box>
            <text:p text:style-name="P6"><text:span text:style-name="T1">Interpreter</text:span></text:p>
          </draw:text-box>
        </draw:frame>
        <draw:line draw:style-name="gr4" draw:text-style-name="P4" draw:layer="layout" svg:x1="2.357cm" svg:y1="4.909cm" svg:x2="5.294cm" svg:y2="4.909cm">
          <text:p/>
        </draw:line>
        <draw:polygon draw:style-name="gr5" draw:text-style-name="P5" draw:layer="layout" svg:width="0.01cm" svg:height="0cm" svg:x="2.346cm" svg:y="4.909cm" svg:viewBox="0 0 11 0" draw:points="11,0 0,0">
          <text:p/>
        </draw:polygon>
        <draw:line draw:style-name="gr6" draw:text-style-name="P4" draw:layer="layout" svg:x1="2.357cm" svg:y1="4.909cm" svg:x2="2.346cm" svg:y2="4.909cm">
          <text:p/>
        </draw:line>
        <draw:frame draw:style-name="gr10" draw:text-style-name="P8" draw:layer="layout" svg:width="1.813cm" svg:height="0.266cm" svg:x="0.503cm" svg:y="5.083cm">
          <draw:text-box>
            <text:p text:style-name="P6"><text:span text:style-name="T2">(1B) <text:s/>D_CONV_2D</text:span></text:p>
          </draw:text-box>
        </draw:frame>
        <draw:line draw:style-name="gr4" draw:text-style-name="P4" draw:layer="layout" svg:x1="2.357cm" svg:y1="4.597cm" svg:x2="5.294cm" svg:y2="4.597cm">
          <text:p/>
        </draw:line>
        <draw:polygon draw:style-name="gr5" draw:text-style-name="P5" draw:layer="layout" svg:width="0.01cm" svg:height="0cm" svg:x="2.346cm" svg:y="4.597cm" svg:viewBox="0 0 11 0" draw:points="11,0 0,0">
          <text:p/>
        </draw:polygon>
        <draw:line draw:style-name="gr6" draw:text-style-name="P4" draw:layer="layout" svg:x1="2.357cm" svg:y1="4.597cm" svg:x2="2.346cm" svg:y2="4.597cm">
          <text:p/>
        </draw:line>
        <draw:frame draw:style-name="gr11" draw:text-style-name="P9" draw:layer="layout" svg:width="1.001cm" svg:height="0.266cm" svg:x="1.262cm" svg:y="4.775cm">
          <draw:text-box>
            <text:p text:style-name="P6"><text:span text:style-name="T3">CONV_2D</text:span></text:p>
          </draw:text-box>
        </draw:frame>
        <draw:line draw:style-name="gr4" draw:text-style-name="P4" draw:layer="layout" svg:x1="2.357cm" svg:y1="4.286cm" svg:x2="5.294cm" svg:y2="4.286cm">
          <text:p/>
        </draw:line>
        <draw:polygon draw:style-name="gr5" draw:text-style-name="P5" draw:layer="layout" svg:width="0.01cm" svg:height="0cm" svg:x="2.346cm" svg:y="4.286cm" svg:viewBox="0 0 11 0" draw:points="11,0 0,0">
          <text:p/>
        </draw:polygon>
        <draw:line draw:style-name="gr6" draw:text-style-name="P4" draw:layer="layout" svg:x1="2.357cm" svg:y1="4.286cm" svg:x2="2.346cm" svg:y2="4.286cm">
          <text:p/>
        </draw:line>
        <draw:frame draw:style-name="gr12" draw:text-style-name="P7" draw:layer="layout" svg:width="1.556cm" svg:height="0.266cm" svg:x="0.731cm" svg:y="4.466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357cm" svg:y1="3.974cm" svg:x2="5.294cm" svg:y2="3.974cm">
          <text:p/>
        </draw:line>
        <draw:polygon draw:style-name="gr5" draw:text-style-name="P5" draw:layer="layout" svg:width="0.01cm" svg:height="0cm" svg:x="2.346cm" svg:y="3.974cm" svg:viewBox="0 0 11 0" draw:points="11,0 0,0">
          <text:p/>
        </draw:polygon>
        <draw:line draw:style-name="gr6" draw:text-style-name="P4" draw:layer="layout" svg:x1="2.357cm" svg:y1="3.974cm" svg:x2="2.346cm" svg:y2="3.974cm">
          <text:p/>
        </draw:line>
        <draw:frame draw:style-name="gr13" draw:text-style-name="P8" draw:layer="layout" svg:width="1.805cm" svg:height="0.239cm" svg:x="0.503cm" svg:y="4.16cm">
          <draw:text-box>
            <text:p text:style-name="P6"><text:span text:style-name="T2">(3B) <text:s/>D_CONV_2D</text:span></text:p>
          </draw:text-box>
        </draw:frame>
        <draw:line draw:style-name="gr4" draw:text-style-name="P4" draw:layer="layout" svg:x1="2.357cm" svg:y1="3.663cm" svg:x2="5.294cm" svg:y2="3.663cm">
          <text:p/>
        </draw:line>
        <draw:polygon draw:style-name="gr5" draw:text-style-name="P5" draw:layer="layout" svg:width="0.01cm" svg:height="0cm" svg:x="2.346cm" svg:y="3.663cm" svg:viewBox="0 0 11 0" draw:points="11,0 0,0">
          <text:p/>
        </draw:polygon>
        <draw:line draw:style-name="gr6" draw:text-style-name="P4" draw:layer="layout" svg:x1="2.357cm" svg:y1="3.663cm" svg:x2="2.346cm" svg:y2="3.663cm">
          <text:p/>
        </draw:line>
        <draw:frame draw:style-name="gr14" draw:text-style-name="P8" draw:layer="layout" svg:width="0.535cm" svg:height="0.239cm" svg:x="0.507cm" svg:y="3.867cm">
          <draw:text-box>
            <text:p text:style-name="P6"><text:span text:style-name="T2">(4B)</text:span></text:p>
          </draw:text-box>
        </draw:frame>
        <draw:line draw:style-name="gr4" draw:text-style-name="P4" draw:layer="layout" svg:x1="2.357cm" svg:y1="3.352cm" svg:x2="5.294cm" svg:y2="3.352cm">
          <text:p/>
        </draw:line>
        <draw:polygon draw:style-name="gr5" draw:text-style-name="P5" draw:layer="layout" svg:width="0.01cm" svg:height="0cm" svg:x="2.346cm" svg:y="3.352cm" svg:viewBox="0 0 11 0" draw:points="11,0 0,0">
          <text:p/>
        </draw:polygon>
        <draw:line draw:style-name="gr6" draw:text-style-name="P4" draw:layer="layout" svg:x1="2.357cm" svg:y1="3.352cm" svg:x2="2.346cm" svg:y2="3.352cm">
          <text:p/>
        </draw:line>
        <draw:frame draw:style-name="gr12" draw:text-style-name="P7" draw:layer="layout" svg:width="1.556cm" svg:height="0.266cm" svg:x="0.729cm" svg:y="3.546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357cm" svg:y1="3.04cm" svg:x2="5.294cm" svg:y2="3.04cm">
          <text:p/>
        </draw:line>
        <draw:polygon draw:style-name="gr5" draw:text-style-name="P5" draw:layer="layout" svg:width="0.01cm" svg:height="0cm" svg:x="2.346cm" svg:y="3.04cm" svg:viewBox="0 0 11 0" draw:points="11,0 0,0">
          <text:p/>
        </draw:polygon>
        <draw:line draw:style-name="gr6" draw:text-style-name="P4" draw:layer="layout" svg:x1="2.357cm" svg:y1="3.04cm" svg:x2="2.346cm" svg:y2="3.04cm">
          <text:p/>
        </draw:line>
        <draw:frame draw:style-name="gr15" draw:text-style-name="P7" draw:layer="layout" svg:width="0.472cm" svg:height="0.265cm" svg:x="1.782cm" svg:y="3.24cm">
          <draw:text-box>
            <text:p text:style-name="P6"><text:span text:style-name="T1">MUL</text:span></text:p>
          </draw:text-box>
        </draw:frame>
        <draw:line draw:style-name="gr4" draw:text-style-name="P4" draw:layer="layout" svg:x1="2.357cm" svg:y1="2.729cm" svg:x2="5.294cm" svg:y2="2.729cm">
          <text:p/>
        </draw:line>
        <draw:polygon draw:style-name="gr5" draw:text-style-name="P5" draw:layer="layout" svg:width="0.01cm" svg:height="0cm" svg:x="2.346cm" svg:y="2.729cm" svg:viewBox="0 0 11 0" draw:points="11,0 0,0">
          <text:p/>
        </draw:polygon>
        <draw:line draw:style-name="gr6" draw:text-style-name="P4" draw:layer="layout" svg:x1="2.357cm" svg:y1="2.729cm" svg:x2="2.346cm" svg:y2="2.729cm">
          <text:p/>
        </draw:line>
        <draw:frame draw:style-name="gr16" draw:text-style-name="P7" draw:layer="layout" svg:width="0.459cm" svg:height="0.266cm" svg:x="1.788cm" svg:y="3.002cm">
          <draw:text-box>
            <text:p text:style-name="P6"><text:span text:style-name="T1">ADD</text:span></text:p>
          </draw:text-box>
        </draw:frame>
        <draw:line draw:style-name="gr4" draw:text-style-name="P4" draw:layer="layout" svg:x1="2.357cm" svg:y1="2.417cm" svg:x2="5.294cm" svg:y2="2.417cm">
          <text:p/>
        </draw:line>
        <draw:polygon draw:style-name="gr5" draw:text-style-name="P5" draw:layer="layout" svg:width="0.01cm" svg:height="0cm" svg:x="2.346cm" svg:y="2.417cm" svg:viewBox="0 0 11 0" draw:points="11,0 0,0">
          <text:p/>
        </draw:polygon>
        <draw:line draw:style-name="gr6" draw:text-style-name="P4" draw:layer="layout" svg:x1="2.357cm" svg:y1="2.417cm" svg:x2="2.346cm" svg:y2="2.417cm">
          <text:p/>
        </draw:line>
        <draw:frame draw:style-name="gr11" draw:text-style-name="P8" draw:layer="layout" svg:width="1.001cm" svg:height="0.266cm" svg:x="1.259cm" svg:y="2.623cm">
          <draw:text-box>
            <text:p text:style-name="P6"><text:span text:style-name="T2">CONV_2D</text:span></text:p>
          </draw:text-box>
        </draw:frame>
        <draw:line draw:style-name="gr4" draw:text-style-name="P4" draw:layer="layout" svg:x1="2.357cm" svg:y1="2.106cm" svg:x2="5.294cm" svg:y2="2.106cm">
          <text:p/>
        </draw:line>
        <draw:polygon draw:style-name="gr5" draw:text-style-name="P5" draw:layer="layout" svg:width="0.01cm" svg:height="0cm" svg:x="2.346cm" svg:y="2.106cm" svg:viewBox="0 0 11 0" draw:points="11,0 0,0">
          <text:p/>
        </draw:polygon>
        <draw:line draw:style-name="gr6" draw:text-style-name="P4" draw:layer="layout" svg:x1="2.357cm" svg:y1="2.106cm" svg:x2="2.346cm" svg:y2="2.106cm">
          <text:p/>
        </draw:line>
        <draw:frame draw:style-name="gr12" draw:text-style-name="P7" draw:layer="layout" svg:width="1.556cm" svg:height="0.266cm" svg:x="0.731cm" svg:y="2.317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357cm" svg:y1="1.794cm" svg:x2="5.294cm" svg:y2="1.794cm">
          <text:p/>
        </draw:line>
        <draw:polygon draw:style-name="gr5" draw:text-style-name="P5" draw:layer="layout" svg:width="0.01cm" svg:height="0cm" svg:x="2.346cm" svg:y="1.794cm" svg:viewBox="0 0 11 0" draw:points="11,0 0,0">
          <text:p/>
        </draw:polygon>
        <draw:line draw:style-name="gr6" draw:text-style-name="P4" draw:layer="layout" svg:x1="2.357cm" svg:y1="1.794cm" svg:x2="2.346cm" svg:y2="1.794cm">
          <text:p/>
        </draw:line>
        <draw:frame draw:style-name="gr17" draw:text-style-name="P7" draw:layer="layout" svg:width="1.005cm" svg:height="0.266cm" svg:x="1.305cm" svg:y="2.012cm">
          <draw:text-box>
            <text:p text:style-name="P6"><text:span text:style-name="T1">RESHAPE</text:span></text:p>
          </draw:text-box>
        </draw:frame>
        <draw:line draw:style-name="gr4" draw:text-style-name="P4" draw:layer="layout" svg:x1="2.357cm" svg:y1="1.483cm" svg:x2="5.294cm" svg:y2="1.483cm">
          <text:p/>
        </draw:line>
        <draw:polygon draw:style-name="gr5" draw:text-style-name="P5" draw:layer="layout" svg:width="0.01cm" svg:height="0cm" svg:x="2.346cm" svg:y="1.483cm" svg:viewBox="0 0 11 0" draw:points="11,0 0,0">
          <text:p/>
        </draw:polygon>
        <draw:line draw:style-name="gr6" draw:text-style-name="P4" draw:layer="layout" svg:x1="2.357cm" svg:y1="1.483cm" svg:x2="2.346cm" svg:y2="1.483cm">
          <text:p/>
        </draw:line>
        <draw:frame draw:style-name="gr18" draw:text-style-name="P7" draw:layer="layout" svg:width="2.119cm" svg:height="0.267cm" svg:x="0.17cm" svg:y="1.702cm">
          <draw:text-box>
            <text:p text:style-name="P6"><text:span text:style-name="T1">FULLY_CONNECTED</text:span></text:p>
          </draw:text-box>
        </draw:frame>
        <draw:frame draw:style-name="gr19" draw:text-style-name="P7" draw:layer="layout" svg:width="1.026cm" svg:height="0.266cm" svg:x="1.232cm" svg:y="1.397cm">
          <draw:text-box>
            <text:p text:style-name="P6"><text:span text:style-name="T1">SOFTMAX</text:span></text:p>
          </draw:text-box>
        </draw:frame>
        <draw:line draw:style-name="gr20" draw:text-style-name="P4" draw:layer="layout" svg:x1="2.357cm" svg:y1="5.872cm" svg:x2="2.357cm" svg:y2="1.143cm">
          <text:p/>
        </draw:line>
        <draw:line draw:style-name="gr20" draw:text-style-name="P4" draw:layer="layout" svg:x1="5.295cm" svg:y1="5.872cm" svg:x2="5.295cm" svg:y2="1.143cm">
          <text:p/>
        </draw:line>
        <draw:line draw:style-name="gr20" draw:text-style-name="P4" draw:layer="layout" svg:x1="2.357cm" svg:y1="5.872cm" svg:x2="5.294cm" svg:y2="5.872cm">
          <text:p/>
        </draw:line>
        <draw:line draw:style-name="gr20" draw:text-style-name="P4" draw:layer="layout" svg:x1="2.357cm" svg:y1="1.143cm" svg:x2="5.294cm" svg:y2="1.143cm">
          <text:p/>
        </draw:line>
        <draw:polygon draw:style-name="gr1" draw:text-style-name="P10" draw:layer="layout" svg:width="2.933cm" svg:height="4.702cm" svg:x="5.768cm" svg:y="1.155cm" svg:viewBox="0 0 2934 4703" draw:points="0,4703 2934,4703 2934,0 0,0">
          <text:p/>
        </draw:polygon>
        <draw:polygon draw:style-name="gr2" draw:text-style-name="P11" draw:layer="layout" svg:width="2.794cm" svg:height="0.248cm" svg:x="5.768cm" svg:y="5.396cm" svg:viewBox="0 0 2795 249" draw:points="0,249 2795,249 2795,0 0,0">
          <text:p/>
        </draw:polygon>
        <draw:polygon draw:style-name="gr21" draw:text-style-name="P12" draw:layer="layout" svg:width="0.04cm" svg:height="0.248cm" svg:x="5.768cm" svg:y="5.086cm" svg:viewBox="0 0 41 249" draw:points="0,249 41,249 41,0 0,0">
          <text:p/>
        </draw:polygon>
        <draw:polygon draw:style-name="gr21" draw:text-style-name="P12" draw:layer="layout" svg:width="0.605cm" svg:height="0.248cm" svg:x="5.81cm" svg:y="4.776cm" svg:viewBox="0 0 606 249" draw:points="0,249 606,249 606,0 0,0">
          <text:p/>
        </draw:polygon>
        <draw:polygon draw:style-name="gr2" draw:text-style-name="P11" draw:layer="layout" svg:width="0.699cm" svg:height="0.248cm" svg:x="6.416cm" svg:y="4.467cm" svg:viewBox="0 0 700 249" draw:points="0,249 700,249 700,0 0,0">
          <text:p/>
        </draw:polygon>
        <draw:polygon draw:style-name="gr21" draw:text-style-name="P12" draw:layer="layout" svg:width="0.19cm" svg:height="0.248cm" svg:x="7.116cm" svg:y="4.157cm" svg:viewBox="0 0 191 249" draw:points="0,249 191,249 191,0 0,0">
          <text:p/>
        </draw:polygon>
        <draw:polygon draw:style-name="gr21" draw:text-style-name="P12" draw:layer="layout" svg:width="0.37cm" svg:height="0.248cm" svg:x="7.309cm" svg:y="3.847cm" svg:viewBox="0 0 371 249" draw:points="0,249 371,249 371,0 0,0">
          <text:p/>
        </draw:polygon>
        <draw:polygon draw:style-name="gr2" draw:text-style-name="P11" draw:layer="layout" svg:width="0.174cm" svg:height="0.248cm" svg:x="7.679cm" svg:y="3.537cm" svg:viewBox="0 0 175 249" draw:points="0,249 175,249 175,0 0,0">
          <text:p/>
        </draw:polygon>
        <draw:polygon draw:style-name="gr2" draw:text-style-name="P11" draw:layer="layout" svg:width="0.066cm" svg:height="0.248cm" svg:x="7.855cm" svg:y="3.227cm" svg:viewBox="0 0 67 249" draw:points="0,249 67,249 67,0 0,0">
          <text:p/>
        </draw:polygon>
        <draw:polygon draw:style-name="gr2" draw:text-style-name="P11" draw:layer="layout" svg:width="0.065cm" svg:height="0.248cm" svg:x="7.921cm" svg:y="2.918cm" svg:viewBox="0 0 66 249" draw:points="0,249 66,249 66,0 0,0">
          <text:p/>
        </draw:polygon>
        <draw:polygon draw:style-name="gr21" draw:text-style-name="P12" draw:layer="layout" svg:width="0.497cm" svg:height="0.248cm" svg:x="7.999cm" svg:y="2.608cm" svg:viewBox="0 0 498 249" draw:points="0,249 498,249 498,0 0,0">
          <text:p/>
        </draw:polygon>
        <draw:polygon draw:style-name="gr2" draw:text-style-name="P11" draw:layer="layout" svg:width="0.043cm" svg:height="0.248cm" svg:x="8.497cm" svg:y="2.298cm" svg:viewBox="0 0 44 249" draw:points="0,249 44,249 44,0 0,0">
          <text:p/>
        </draw:polygon>
        <draw:polygon draw:style-name="gr2" draw:text-style-name="P11" draw:layer="layout" svg:width="0.003cm" svg:height="0.248cm" svg:x="8.541cm" svg:y="1.988cm" svg:viewBox="0 0 4 249" draw:points="0,249 4,249 4,0 0,0">
          <text:p/>
        </draw:polygon>
        <draw:polygon draw:style-name="gr2" draw:text-style-name="P11" draw:layer="layout" svg:width="0.017cm" svg:height="0.248cm" svg:x="8.545cm" svg:y="1.679cm" svg:viewBox="0 0 18 249" draw:points="0,249 18,249 18,0 0,0">
          <text:p/>
        </draw:polygon>
        <draw:polygon draw:style-name="gr2" draw:text-style-name="P11" draw:layer="layout" svg:width="0cm" svg:height="0.248cm" svg:x="8.562cm" svg:y="1.369cm" svg:viewBox="0 0 0 249" draw:points="0,249 0,249 0,0 0,0">
          <text:p/>
        </draw:polygon>
        <draw:line draw:style-name="gr22" draw:text-style-name="P13" draw:layer="layout" svg:x1="5.768cm" svg:y1="5.858cm" svg:x2="5.768cm" svg:y2="1.155cm">
          <text:p/>
        </draw:line>
        <draw:polygon draw:style-name="gr5" draw:text-style-name="P14" draw:layer="layout" svg:width="0cm" svg:height="0.071cm" svg:x="5.768cm" svg:y="5.858cm" svg:viewBox="0 0 0 72" draw:points="0,0 0,72">
          <text:p/>
        </draw:polygon>
        <draw:line draw:style-name="gr6" draw:text-style-name="P13" draw:layer="layout" svg:x1="5.768cm" svg:y1="5.858cm" svg:x2="5.768cm" svg:y2="5.93cm">
          <text:p/>
        </draw:line>
        <draw:line draw:style-name="gr22" draw:text-style-name="P13" draw:layer="layout" svg:x1="6.349cm" svg:y1="5.858cm" svg:x2="6.349cm" svg:y2="1.155cm">
          <text:p/>
        </draw:line>
        <draw:polygon draw:style-name="gr5" draw:text-style-name="P14" draw:layer="layout" svg:width="0cm" svg:height="0.071cm" svg:x="6.349cm" svg:y="5.858cm" svg:viewBox="0 0 0 72" draw:points="0,0 0,72">
          <text:p/>
        </draw:polygon>
        <draw:line draw:style-name="gr6" draw:text-style-name="P13" draw:layer="layout" svg:x1="6.349cm" svg:y1="5.858cm" svg:x2="6.349cm" svg:y2="5.93cm">
          <text:p/>
        </draw:line>
        <draw:frame draw:style-name="gr23" draw:text-style-name="P7" draw:layer="layout" svg:width="0.133cm" svg:height="0.239cm" svg:x="5.763cm" svg:y="5.986cm">
          <draw:text-box>
            <text:p text:style-name="P6"><text:span text:style-name="T1">0</text:span></text:p>
          </draw:text-box>
        </draw:frame>
        <draw:line draw:style-name="gr22" draw:text-style-name="P13" draw:layer="layout" svg:x1="6.931cm" svg:y1="5.858cm" svg:x2="6.931cm" svg:y2="1.155cm">
          <text:p/>
        </draw:line>
        <draw:polygon draw:style-name="gr5" draw:text-style-name="P14" draw:layer="layout" svg:width="0cm" svg:height="0.071cm" svg:x="6.931cm" svg:y="5.858cm" svg:viewBox="0 0 0 72" draw:points="0,0 0,72">
          <text:p/>
        </draw:polygon>
        <draw:line draw:style-name="gr6" draw:text-style-name="P13" draw:layer="layout" svg:x1="6.931cm" svg:y1="5.858cm" svg:x2="6.931cm" svg:y2="5.93cm">
          <text:p/>
        </draw:line>
        <draw:frame draw:style-name="gr24" draw:text-style-name="P7" draw:layer="layout" svg:width="0.382cm" svg:height="0.477cm" svg:x="6.147cm" svg:y="5.986cm">
          <draw:text-box>
            <text:p text:style-name="P6"><text:span text:style-name="T1">0.02</text:span></text:p>
          </draw:text-box>
        </draw:frame>
        <draw:line draw:style-name="gr22" draw:text-style-name="P13" draw:layer="layout" svg:x1="7.512cm" svg:y1="5.858cm" svg:x2="7.512cm" svg:y2="1.155cm">
          <text:p/>
        </draw:line>
        <draw:polygon draw:style-name="gr5" draw:text-style-name="P14" draw:layer="layout" svg:width="0cm" svg:height="0.071cm" svg:x="7.512cm" svg:y="5.858cm" svg:viewBox="0 0 0 72" draw:points="0,0 0,72">
          <text:p/>
        </draw:polygon>
        <draw:line draw:style-name="gr6" draw:text-style-name="P13" draw:layer="layout" svg:x1="7.512cm" svg:y1="5.858cm" svg:x2="7.512cm" svg:y2="5.93cm">
          <text:p/>
        </draw:line>
        <draw:frame draw:style-name="gr25" draw:text-style-name="P7" draw:layer="layout" svg:width="0.375cm" svg:height="0.239cm" svg:x="6.725cm" svg:y="5.986cm">
          <draw:text-box>
            <text:p text:style-name="P6"><text:span text:style-name="T1">0.04</text:span></text:p>
          </draw:text-box>
        </draw:frame>
        <draw:line draw:style-name="gr22" draw:text-style-name="P13" draw:layer="layout" svg:x1="8.094cm" svg:y1="5.858cm" svg:x2="8.094cm" svg:y2="1.155cm">
          <text:p/>
        </draw:line>
        <draw:polygon draw:style-name="gr5" draw:text-style-name="P14" draw:layer="layout" svg:width="0cm" svg:height="0.071cm" svg:x="8.094cm" svg:y="5.858cm" svg:viewBox="0 0 0 72" draw:points="0,0 0,72">
          <text:p/>
        </draw:polygon>
        <draw:line draw:style-name="gr6" draw:text-style-name="P13" draw:layer="layout" svg:x1="8.094cm" svg:y1="5.858cm" svg:x2="8.094cm" svg:y2="5.93cm">
          <text:p/>
        </draw:line>
        <draw:frame draw:style-name="gr26" draw:text-style-name="P7" draw:layer="layout" svg:width="0.401cm" svg:height="0.239cm" svg:x="7.318cm" svg:y="5.986cm">
          <draw:text-box>
            <text:p text:style-name="P6"><text:span text:style-name="T1">0.06</text:span></text:p>
          </draw:text-box>
        </draw:frame>
        <draw:line draw:style-name="gr22" draw:text-style-name="P13" draw:layer="layout" svg:x1="8.675cm" svg:y1="5.858cm" svg:x2="8.675cm" svg:y2="1.155cm">
          <text:p/>
        </draw:line>
        <draw:polygon draw:style-name="gr5" draw:text-style-name="P14" draw:layer="layout" svg:width="0cm" svg:height="0.071cm" svg:x="8.675cm" svg:y="5.858cm" svg:viewBox="0 0 0 72" draw:points="0,0 0,72">
          <text:p/>
        </draw:polygon>
        <draw:line draw:style-name="gr6" draw:text-style-name="P13" draw:layer="layout" svg:x1="8.675cm" svg:y1="5.858cm" svg:x2="8.675cm" svg:y2="5.93cm">
          <text:p/>
        </draw:line>
        <draw:frame draw:style-name="gr27" draw:text-style-name="P7" draw:layer="layout" svg:width="0.375cm" svg:height="0.477cm" svg:x="7.901cm" svg:y="5.986cm">
          <draw:text-box>
            <text:p text:style-name="P6"><text:span text:style-name="T1">0.08</text:span></text:p>
          </draw:text-box>
        </draw:frame>
        <draw:frame draw:style-name="gr28" draw:text-style-name="P7" draw:layer="layout" svg:width="0.404cm" svg:height="0.239cm" svg:x="8.471cm" svg:y="5.986cm">
          <draw:text-box>
            <text:p text:style-name="P6"><text:span text:style-name="T1">0.1 s</text:span></text:p>
          </draw:text-box>
        </draw:frame>
        <draw:line draw:style-name="gr22" draw:text-style-name="P13" draw:layer="layout" svg:x1="5.768cm" svg:y1="5.52cm" svg:x2="8.702cm" svg:y2="5.52cm">
          <text:p/>
        </draw:line>
        <draw:polygon draw:style-name="gr5" draw:text-style-name="P14" draw:layer="layout" svg:width="0.01cm" svg:height="0cm" svg:x="5.757cm" svg:y="5.52cm" svg:viewBox="0 0 11 0" draw:points="11,0 0,0">
          <text:p/>
        </draw:polygon>
        <draw:line draw:style-name="gr6" draw:text-style-name="P13" draw:layer="layout" svg:x1="5.768cm" svg:y1="5.52cm" svg:x2="5.757cm" svg:y2="5.52cm">
          <text:p/>
        </draw:line>
        <draw:line draw:style-name="gr22" draw:text-style-name="P13" draw:layer="layout" svg:x1="5.768cm" svg:y1="5.21cm" svg:x2="8.702cm" svg:y2="5.21cm">
          <text:p/>
        </draw:line>
        <draw:polygon draw:style-name="gr5" draw:text-style-name="P14" draw:layer="layout" svg:width="0.01cm" svg:height="0cm" svg:x="5.757cm" svg:y="5.21cm" svg:viewBox="0 0 11 0" draw:points="11,0 0,0">
          <text:p/>
        </draw:polygon>
        <draw:line draw:style-name="gr6" draw:text-style-name="P13" draw:layer="layout" svg:x1="5.768cm" svg:y1="5.21cm" svg:x2="5.757cm" svg:y2="5.21cm">
          <text:p/>
        </draw:line>
        <draw:line draw:style-name="gr22" draw:text-style-name="P13" draw:layer="layout" svg:x1="5.768cm" svg:y1="4.9cm" svg:x2="8.702cm" svg:y2="4.9cm">
          <text:p/>
        </draw:line>
        <draw:polygon draw:style-name="gr5" draw:text-style-name="P14" draw:layer="layout" svg:width="0.01cm" svg:height="0cm" svg:x="5.757cm" svg:y="4.9cm" svg:viewBox="0 0 11 0" draw:points="11,0 0,0">
          <text:p/>
        </draw:polygon>
        <draw:line draw:style-name="gr6" draw:text-style-name="P13" draw:layer="layout" svg:x1="5.768cm" svg:y1="4.9cm" svg:x2="5.757cm" svg:y2="4.9cm">
          <text:p/>
        </draw:line>
        <draw:line draw:style-name="gr22" draw:text-style-name="P13" draw:layer="layout" svg:x1="5.768cm" svg:y1="4.59cm" svg:x2="8.702cm" svg:y2="4.59cm">
          <text:p/>
        </draw:line>
        <draw:polygon draw:style-name="gr5" draw:text-style-name="P14" draw:layer="layout" svg:width="0.01cm" svg:height="0cm" svg:x="5.757cm" svg:y="4.59cm" svg:viewBox="0 0 11 0" draw:points="11,0 0,0">
          <text:p/>
        </draw:polygon>
        <draw:line draw:style-name="gr6" draw:text-style-name="P13" draw:layer="layout" svg:x1="5.768cm" svg:y1="4.59cm" svg:x2="5.757cm" svg:y2="4.59cm">
          <text:p/>
        </draw:line>
        <draw:line draw:style-name="gr22" draw:text-style-name="P13" draw:layer="layout" svg:x1="5.768cm" svg:y1="4.281cm" svg:x2="8.702cm" svg:y2="4.281cm">
          <text:p/>
        </draw:line>
        <draw:polygon draw:style-name="gr5" draw:text-style-name="P14" draw:layer="layout" svg:width="0.01cm" svg:height="0cm" svg:x="5.757cm" svg:y="4.281cm" svg:viewBox="0 0 11 0" draw:points="11,0 0,0">
          <text:p/>
        </draw:polygon>
        <draw:line draw:style-name="gr6" draw:text-style-name="P13" draw:layer="layout" svg:x1="5.768cm" svg:y1="4.281cm" svg:x2="5.757cm" svg:y2="4.281cm">
          <text:p/>
        </draw:line>
        <draw:line draw:style-name="gr22" draw:text-style-name="P13" draw:layer="layout" svg:x1="5.768cm" svg:y1="3.971cm" svg:x2="8.702cm" svg:y2="3.971cm">
          <text:p/>
        </draw:line>
        <draw:polygon draw:style-name="gr5" draw:text-style-name="P14" draw:layer="layout" svg:width="0.01cm" svg:height="0cm" svg:x="5.757cm" svg:y="3.971cm" svg:viewBox="0 0 11 0" draw:points="11,0 0,0">
          <text:p/>
        </draw:polygon>
        <draw:line draw:style-name="gr6" draw:text-style-name="P13" draw:layer="layout" svg:x1="5.768cm" svg:y1="3.971cm" svg:x2="5.757cm" svg:y2="3.971cm">
          <text:p/>
        </draw:line>
        <draw:line draw:style-name="gr22" draw:text-style-name="P13" draw:layer="layout" svg:x1="5.768cm" svg:y1="3.661cm" svg:x2="8.702cm" svg:y2="3.661cm">
          <text:p/>
        </draw:line>
        <draw:polygon draw:style-name="gr5" draw:text-style-name="P14" draw:layer="layout" svg:width="0.01cm" svg:height="0cm" svg:x="5.757cm" svg:y="3.661cm" svg:viewBox="0 0 11 0" draw:points="11,0 0,0">
          <text:p/>
        </draw:polygon>
        <draw:line draw:style-name="gr6" draw:text-style-name="P13" draw:layer="layout" svg:x1="5.768cm" svg:y1="3.661cm" svg:x2="5.757cm" svg:y2="3.661cm">
          <text:p/>
        </draw:line>
        <draw:line draw:style-name="gr22" draw:text-style-name="P13" draw:layer="layout" svg:x1="5.768cm" svg:y1="3.352cm" svg:x2="8.702cm" svg:y2="3.352cm">
          <text:p/>
        </draw:line>
        <draw:polygon draw:style-name="gr5" draw:text-style-name="P14" draw:layer="layout" svg:width="0.01cm" svg:height="0cm" svg:x="5.757cm" svg:y="3.352cm" svg:viewBox="0 0 11 0" draw:points="11,0 0,0">
          <text:p/>
        </draw:polygon>
        <draw:line draw:style-name="gr6" draw:text-style-name="P13" draw:layer="layout" svg:x1="5.768cm" svg:y1="3.352cm" svg:x2="5.757cm" svg:y2="3.352cm">
          <text:p/>
        </draw:line>
        <draw:line draw:style-name="gr22" draw:text-style-name="P13" draw:layer="layout" svg:x1="5.768cm" svg:y1="3.042cm" svg:x2="8.702cm" svg:y2="3.042cm">
          <text:p/>
        </draw:line>
        <draw:polygon draw:style-name="gr5" draw:text-style-name="P14" draw:layer="layout" svg:width="0.01cm" svg:height="0cm" svg:x="5.757cm" svg:y="3.042cm" svg:viewBox="0 0 11 0" draw:points="11,0 0,0">
          <text:p/>
        </draw:polygon>
        <draw:line draw:style-name="gr6" draw:text-style-name="P13" draw:layer="layout" svg:x1="5.768cm" svg:y1="3.042cm" svg:x2="5.757cm" svg:y2="3.042cm">
          <text:p/>
        </draw:line>
        <draw:line draw:style-name="gr22" draw:text-style-name="P13" draw:layer="layout" svg:x1="5.768cm" svg:y1="2.732cm" svg:x2="8.702cm" svg:y2="2.732cm">
          <text:p/>
        </draw:line>
        <draw:polygon draw:style-name="gr5" draw:text-style-name="P14" draw:layer="layout" svg:width="0.01cm" svg:height="0cm" svg:x="5.757cm" svg:y="2.732cm" svg:viewBox="0 0 11 0" draw:points="11,0 0,0">
          <text:p/>
        </draw:polygon>
        <draw:line draw:style-name="gr6" draw:text-style-name="P13" draw:layer="layout" svg:x1="5.768cm" svg:y1="2.732cm" svg:x2="5.757cm" svg:y2="2.732cm">
          <text:p/>
        </draw:line>
        <draw:line draw:style-name="gr22" draw:text-style-name="P13" draw:layer="layout" svg:x1="5.768cm" svg:y1="2.422cm" svg:x2="8.702cm" svg:y2="2.422cm">
          <text:p/>
        </draw:line>
        <draw:polygon draw:style-name="gr5" draw:text-style-name="P14" draw:layer="layout" svg:width="0.01cm" svg:height="0cm" svg:x="5.757cm" svg:y="2.422cm" svg:viewBox="0 0 11 0" draw:points="11,0 0,0">
          <text:p/>
        </draw:polygon>
        <draw:line draw:style-name="gr6" draw:text-style-name="P13" draw:layer="layout" svg:x1="5.768cm" svg:y1="2.422cm" svg:x2="5.757cm" svg:y2="2.422cm">
          <text:p/>
        </draw:line>
        <draw:line draw:style-name="gr22" draw:text-style-name="P13" draw:layer="layout" svg:x1="5.768cm" svg:y1="2.113cm" svg:x2="8.702cm" svg:y2="2.113cm">
          <text:p/>
        </draw:line>
        <draw:polygon draw:style-name="gr5" draw:text-style-name="P14" draw:layer="layout" svg:width="0.01cm" svg:height="0cm" svg:x="5.757cm" svg:y="2.113cm" svg:viewBox="0 0 11 0" draw:points="11,0 0,0">
          <text:p/>
        </draw:polygon>
        <draw:line draw:style-name="gr6" draw:text-style-name="P13" draw:layer="layout" svg:x1="5.768cm" svg:y1="2.113cm" svg:x2="5.757cm" svg:y2="2.113cm">
          <text:p/>
        </draw:line>
        <draw:line draw:style-name="gr22" draw:text-style-name="P13" draw:layer="layout" svg:x1="5.768cm" svg:y1="1.803cm" svg:x2="8.702cm" svg:y2="1.803cm">
          <text:p/>
        </draw:line>
        <draw:polygon draw:style-name="gr5" draw:text-style-name="P14" draw:layer="layout" svg:width="0.01cm" svg:height="0cm" svg:x="5.757cm" svg:y="1.803cm" svg:viewBox="0 0 11 0" draw:points="11,0 0,0">
          <text:p/>
        </draw:polygon>
        <draw:line draw:style-name="gr6" draw:text-style-name="P13" draw:layer="layout" svg:x1="5.768cm" svg:y1="1.803cm" svg:x2="5.757cm" svg:y2="1.803cm">
          <text:p/>
        </draw:line>
        <draw:line draw:style-name="gr22" draw:text-style-name="P13" draw:layer="layout" svg:x1="5.768cm" svg:y1="1.493cm" svg:x2="8.702cm" svg:y2="1.493cm">
          <text:p/>
        </draw:line>
        <draw:polygon draw:style-name="gr5" draw:text-style-name="P14" draw:layer="layout" svg:width="0.01cm" svg:height="0cm" svg:x="5.757cm" svg:y="1.493cm" svg:viewBox="0 0 11 0" draw:points="11,0 0,0">
          <text:p/>
        </draw:polygon>
        <draw:line draw:style-name="gr6" draw:text-style-name="P13" draw:layer="layout" svg:x1="5.768cm" svg:y1="1.493cm" svg:x2="5.757cm" svg:y2="1.493cm">
          <text:p/>
        </draw:line>
        <draw:line draw:style-name="gr20" draw:text-style-name="P13" draw:layer="layout" svg:x1="5.768cm" svg:y1="5.858cm" svg:x2="5.768cm" svg:y2="1.155cm">
          <text:p/>
        </draw:line>
        <draw:line draw:style-name="gr20" draw:text-style-name="P13" draw:layer="layout" svg:x1="8.702cm" svg:y1="5.858cm" svg:x2="8.702cm" svg:y2="1.155cm">
          <text:p/>
        </draw:line>
        <draw:line draw:style-name="gr20" draw:text-style-name="P13" draw:layer="layout" svg:x1="5.768cm" svg:y1="5.858cm" svg:x2="8.702cm" svg:y2="5.858cm">
          <text:p/>
        </draw:line>
        <draw:line draw:style-name="gr20" draw:text-style-name="P13" draw:layer="layout" svg:x1="5.768cm" svg:y1="1.155cm" svg:x2="8.702cm" svg:y2="1.155cm">
          <text:p/>
        </draw:line>
        <draw:frame draw:style-name="gr29" draw:text-style-name="P15" draw:layer="layout" svg:width="0.807cm" svg:height="0.319cm" svg:x="3.607cm" svg:y="0.508cm">
          <draw:text-box>
            <text:p text:style-name="P6"><text:span text:style-name="T4">CPU</text:span></text:p>
          </draw:text-box>
        </draw:frame>
        <draw:frame draw:style-name="gr30" draw:text-style-name="P17" draw:layer="layout" svg:width="1.936cm" svg:height="0.94cm" svg:x="6.473cm" svg:y="0.101cm">
          <draw:text-box>
            <text:p text:style-name="P16"><text:span text:style-name="T4">CPU + TP</text:span></text:p>
            <text:p text:style-name="P16"><text:span text:style-name="T4">(hybrid custom</text:span></text:p>
            <text:p text:style-name="P16"><text:span text:style-name="T4">floating-point)</text:span></text:p>
          </draw:text-box>
        </draw:frame>
        <draw:frame draw:style-name="gr31" draw:text-style-name="P18" draw:layer="layout" svg:width="5.107cm" svg:height="0.516cm" svg:x="0.078cm" svg:y="0.134cm">
          <draw:text-box>
            <text:p text:style-name="P6"><text:span text:style-name="T5">Model B (floating-point)</text:span></text:p>
          </draw:text-box>
        </draw:frame>
        <draw:frame draw:style-name="gr32" draw:text-style-name="P19" draw:layer="layout" svg:width="1.001cm" svg:height="0.24cm" svg:x="1.26cm" svg:y="3.855cm">
          <draw:text-box>
            <text:p><text:span text:style-name="T2">CONV_2D</text:span></text:p>
          </draw:text-box>
        </draw:frame>
        <draw:frame draw:style-name="gr14" draw:text-style-name="P8" draw:layer="layout" svg:width="0.535cm" svg:height="0.239cm" svg:x="0.492cm" svg:y="2.627cm">
          <draw:text-box>
            <text:p text:style-name="P6"><text:span text:style-name="T2">(5B)</text:span></text:p>
          </draw:text-box>
        </draw:frame>
        <draw:frame draw:style-name="gr14" draw:text-style-name="P8" draw:layer="layout" svg:width="0.535cm" svg:height="0.239cm" svg:x="0.505cm" svg:y="4.791cm">
          <draw:text-box>
            <text:p text:style-name="P6"><text:span text:style-name="T2">(2B)</text:span></text:p>
          </draw:text-box>
        </draw:frame>
        <draw:frame draw:style-name="gr33" draw:text-style-name="P20" draw:layer="layout" svg:width="2.318cm" svg:height="0.319cm" svg:x="0.406cm" svg:y="0.917cm">
          <draw:text-box>
            <text:p text:style-name="P6"><text:span text:style-name="T6">Tensor operation</text:span></text:p>
          </draw:text-box>
        </draw:frame>
        <draw:frame draw:style-name="gr7" draw:text-style-name="P7" draw:layer="layout" svg:width="0.358cm" svg:height="0.279cm" svg:x="2.302cm" svg:y="6.003cm">
          <draw:text-box>
            <text:p text:style-name="P6"><text:span text:style-name="T1">0</text:span></text:p>
          </draw:text-box>
        </draw:frame>
        <draw:line draw:style-name="gr6" draw:text-style-name="P4" draw:layer="layout" svg:x1="2.356cm" svg:y1="5.873cm" svg:x2="2.356cm" svg:y2="5.9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6" draw:style="rect" draw:dots1="1" draw:dots1-length="0.028cm" draw:distance="0.046cm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8T17:10:56.140347954</dc:date>
    <meta:editing-duration>PT7H18M52S</meta:editing-duration>
    <meta:editing-cycles>64</meta:editing-cycles>
    <meta:document-statistic meta:object-count="193"/>
  </office:meta>
</office:document-meta>
</file>